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81.3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83.59pt"/>
    </style:style>
    <style:style style:name="co8" style:family="table-column">
      <style:table-column-properties fo:break-before="auto" style:column-width="57.34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55.05pt"/>
    </style:style>
    <style:style style:name="co11" style:family="table-column">
      <style:table-column-properties fo:break-before="auto" style:column-width="67.41pt"/>
    </style:style>
    <style:style style:name="co12" style:family="table-column">
      <style:table-column-properties fo:break-before="auto" style:column-width="41.16pt"/>
    </style:style>
    <style:style style:name="co13" style:family="table-column">
      <style:table-column-properties fo:break-before="auto" style:column-width="61.99pt"/>
    </style:style>
    <style:style style:name="co14" style:family="table-column">
      <style:table-column-properties fo:break-before="auto" style:column-width="85.89pt"/>
    </style:style>
    <style:style style:name="co15" style:family="table-column">
      <style:table-column-properties fo:break-before="auto" style:column-width="69.7pt"/>
    </style:style>
    <style:style style:name="co16" style:family="table-column">
      <style:table-column-properties fo:break-before="auto" style:column-width="72pt"/>
    </style:style>
    <style:style style:name="co17" style:family="table-column">
      <style:table-column-properties fo:break-before="auto" style:column-width="24.89pt"/>
    </style:style>
    <style:style style:name="co18" style:family="table-column">
      <style:table-column-properties fo:break-before="auto" style:column-width="89.74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query4-UK-World-all-72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13" table:visibility="collapse" table:default-cell-style-name="Default"/>
        <table:table-column table:style-name="co17" table:visibility="collapse" table:default-cell-style-name="Default"/>
        <table:table-column table:style-name="co9" table:visibility="collapse" table:default-cell-style-name="Default"/>
        <table:table-column table:style-name="co18" table:default-cell-style-name="Default"/>
        <table:table-column table:style-name="co2" table:visibility="collapse" table:default-cell-style-name="Default"/>
        <table:table-row table:style-name="ro1">
          <table:table-cell office:value-type="string" calcext:value-type="string">
            <text:p>Classific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Period Desc.</text:p>
          </table:table-cell>
          <table:table-cell office:value-type="string" calcext:value-type="string">
            <text:p>Aggregate Level</text:p>
          </table:table-cell>
          <table:table-cell office:value-type="string" calcext:value-type="string">
            <text:p>Is Leaf Code</text:p>
          </table:table-cell>
          <table:table-cell office:value-type="string" calcext:value-type="string">
            <text:p>Trade Flow Code</text:p>
          </table:table-cell>
          <table:table-cell office:value-type="string" calcext:value-type="string">
            <text:p>Trade Flow</text:p>
          </table:table-cell>
          <table:table-cell office:value-type="string" calcext:value-type="string">
            <text:p>Reporter Code</text:p>
          </table:table-cell>
          <table:table-cell office:value-type="string" calcext:value-type="string">
            <text:p>Reporter</text:p>
          </table:table-cell>
          <table:table-cell office:value-type="string" calcext:value-type="string">
            <text:p>Reporter ISO</text:p>
          </table:table-cell>
          <table:table-cell office:value-type="string" calcext:value-type="string">
            <text:p>Partner Cod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artner ISO</text:p>
          </table:table-cell>
          <table:table-cell office:value-type="string" calcext:value-type="string">
            <text:p>Commodity Code</text:p>
          </table:table-cell>
          <table:table-cell office:value-type="string" calcext:value-type="string">
            <text:p>Commodity</text:p>
          </table:table-cell>
          <table:table-cell office:value-type="string" calcext:value-type="string">
            <text:p>Qty Unit Code</text:p>
          </table:table-cell>
          <table:table-cell office:value-type="string" calcext:value-type="string">
            <text:p>Qty Uni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Netweight (kg)</text:p>
          </table:table-cell>
          <table:table-cell office:value-type="string" calcext:value-type="string">
            <text:p>Trade Value (US$)</text:p>
          </table:table-cell>
          <table:table-cell office:value-type="string" calcext:value-type="string">
            <text:p>Flag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03306081" calcext:value-type="float">
            <text:p>303306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658629950" calcext:value-type="float">
            <text:p>1658629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01582290" calcext:value-type="float">
            <text:p>401582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04319946" calcext:value-type="float">
            <text:p>404319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653268274" calcext:value-type="float">
            <text:p>1653268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04418723" calcext:value-type="float">
            <text:p>404418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889070809" calcext:value-type="float">
            <text:p>889070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57018065" calcext:value-type="float">
            <text:p>357018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072936977" calcext:value-type="float">
            <text:p>1072936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09598957" calcext:value-type="float">
            <text:p>509598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988832419" calcext:value-type="float">
            <text:p>988832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225923848" calcext:value-type="float">
            <text:p>1225923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85532737" calcext:value-type="float">
            <text:p>385532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80992588" calcext:value-type="float">
            <text:p>580992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03415822" calcext:value-type="float">
            <text:p>303415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33830112" calcext:value-type="float">
            <text:p>233830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97165376" calcext:value-type="float">
            <text:p>697165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73945824" calcext:value-type="float">
            <text:p>273945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813635136" calcext:value-type="float">
            <text:p>813635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20321056" calcext:value-type="float">
            <text:p>320321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47165312" calcext:value-type="float">
            <text:p>647165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26466680" calcext:value-type="float">
            <text:p>326466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14274090" calcext:value-type="float">
            <text:p>614274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726224" calcext:value-type="float">
            <text:p>229726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143104" calcext:value-type="float">
            <text:p>784143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70762835" calcext:value-type="float">
            <text:p>270762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50077613" calcext:value-type="float">
            <text:p>750077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65980559" calcext:value-type="float">
            <text:p>165980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034298117" calcext:value-type="float">
            <text:p>1034298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4773252" calcext:value-type="float">
            <text:p>64773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012997252" calcext:value-type="float">
            <text:p>1012997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924582173" calcext:value-type="float">
            <text:p>1924582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28201684" calcext:value-type="float">
            <text:p>228201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96299027" calcext:value-type="float">
            <text:p>296299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284767836" calcext:value-type="float">
            <text:p>2284767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</text:p>
          </table:table-cell>
          <table:table-cell table:number-columns-repeated="3"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46781392" calcext:value-type="float">
            <text:p>146781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</text:p>
          </table:table-cell>
          <table:table-cell table:number-columns-repeated="3"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28051392" calcext:value-type="float">
            <text:p>628051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</text:p>
          </table:table-cell>
          <table:table-cell table:number-columns-repeated="3"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69575616" calcext:value-type="float">
            <text:p>269575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</text:p>
          </table:table-cell>
          <table:table-cell table:number-columns-repeated="3"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04825792" calcext:value-type="float">
            <text:p>60482579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query4-UK-World-all-72'.A1:'query4-UK-World-all-72'.V4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3T12:29:48.102410097</dc:date>
    <meta:editing-duration>PT1M14S</meta:editing-duration>
    <meta:editing-cycles>1</meta:editing-cycles>
    <meta:document-statistic meta:table-count="1" meta:cell-count="806" meta:object-count="0"/>
    <meta:generator>LibreOffice/4.4.0.3$Linux_X86_64 LibreOffice_project/40m0$Build-3</meta:generator>
  </office:meta>
</office:document-meta>
</file>